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fo:font-size="12pt" fo:font-weight="normal" officeooo:rsid="000add1a" officeooo:paragraph-rsid="000add1a" style:font-size-asian="12pt" style:font-weight-asian="normal" style:font-size-complex="12pt" style:font-weight-complex="normal"/>
    </style:style>
    <style:style style:name="P2" style:family="paragraph" style:parent-style-name="Heading_20_3">
      <style:text-properties fo:font-size="12pt" fo:font-weight="normal" style:font-size-asian="12pt" style:font-weight-asian="normal" style:font-size-complex="12pt" style:font-weight-complex="normal"/>
    </style:style>
    <style:style style:name="P3" style:family="paragraph" style:parent-style-name="Text_20_body">
      <style:paragraph-properties fo:text-align="end" style:justify-single-word="false"/>
      <style:text-properties officeooo:rsid="000add1a" officeooo:paragraph-rsid="000add1a"/>
    </style:style>
    <style:style style:name="P4" style:family="paragraph" style:parent-style-name="Text_20_body">
      <style:paragraph-properties fo:text-align="start" style:justify-single-word="false"/>
      <style:text-properties fo:font-weight="bold" officeooo:rsid="000ed085" officeooo:paragraph-rsid="000ed085" fo:background-color="#ffff00" style:font-weight-asian="bold" style:font-weight-complex="bold"/>
    </style:style>
    <style:style style:name="P5" style:family="paragraph" style:parent-style-name="Text_20_body">
      <style:paragraph-properties fo:text-align="start" style:justify-single-word="false"/>
      <style:text-properties fo:font-weight="normal" officeooo:rsid="000add1a" officeooo:paragraph-rsid="000add1a" style:font-weight-asian="normal" style:font-weight-complex="normal"/>
    </style:style>
    <style:style style:name="P6" style:family="paragraph" style:parent-style-name="Text_20_body">
      <style:paragraph-properties fo:text-align="start" style:justify-single-word="false"/>
      <style:text-properties fo:font-weight="normal" officeooo:rsid="000c9d46" officeooo:paragraph-rsid="000c9d46" style:font-weight-asian="normal" style:font-weight-complex="normal"/>
    </style:style>
    <style:style style:name="P7" style:family="paragraph" style:parent-style-name="Text_20_body" style:list-style-name="L1">
      <style:text-properties fo:font-size="12pt" style:font-size-asian="12pt" style:font-size-complex="12pt"/>
    </style:style>
    <style:style style:name="P8" style:family="paragraph" style:parent-style-name="Text_20_body" style:list-style-name="L1">
      <style:text-properties fo:font-size="12pt" officeooo:rsid="000add1a" officeooo:paragraph-rsid="000add1a" style:font-size-asian="12pt" style:font-size-complex="12pt"/>
    </style:style>
    <style:style style:name="P9" style:family="paragraph" style:parent-style-name="Text_20_body" style:list-style-name="L2">
      <style:text-properties fo:font-size="12pt" style:font-size-asian="12pt" style:font-size-complex="12pt"/>
    </style:style>
    <style:style style:name="P10" style:family="paragraph" style:parent-style-name="Text_20_body" style:list-style-name="L2">
      <style:text-properties fo:font-size="12pt" officeooo:paragraph-rsid="000add1a" style:font-size-asian="12pt" style:font-size-complex="12pt"/>
    </style:style>
    <style:style style:name="P11" style:family="paragraph" style:parent-style-name="Text_20_body">
      <style:paragraph-properties fo:text-align="start" style:justify-single-word="false"/>
      <style:text-properties officeooo:paragraph-rsid="000c9d46"/>
    </style:style>
    <style:style style:name="P12" style:family="paragraph" style:parent-style-name="Text_20_body">
      <style:paragraph-properties fo:text-align="start" style:justify-single-word="false"/>
      <style:text-properties fo:font-style="italic" fo:font-weight="bold" officeooo:rsid="000add1a" officeooo:paragraph-rsid="000add1a" fo:background-color="#ffff00" style:font-style-asian="italic" style:font-weight-asian="bold" style:font-style-complex="italic" style:font-weight-complex="bold"/>
    </style:style>
    <style:style style:name="P13" style:family="paragraph" style:parent-style-name="Text_20_body">
      <style:paragraph-properties fo:text-align="start" style:justify-single-word="false"/>
      <style:text-properties fo:font-style="normal" fo:font-weight="normal" officeooo:rsid="000ed085" officeooo:paragraph-rsid="000ed085" style:font-style-asian="normal" style:font-weight-asian="normal" style:font-style-complex="normal" style:font-weight-complex="normal"/>
    </style:style>
    <style:style style:name="P14" style:family="paragraph" style:parent-style-name="Title">
      <style:text-properties officeooo:rsid="000add1a" officeooo:paragraph-rsid="000add1a"/>
    </style:style>
    <style:style style:name="T1" style:family="text">
      <style:text-properties officeooo:rsid="000add1a"/>
    </style:style>
    <style:style style:name="T2" style:family="text">
      <style:text-properties fo:font-size="12pt" style:font-size-asian="12pt" style:font-size-complex="12pt"/>
    </style:style>
    <style:style style:name="T3" style:family="text">
      <style:text-properties officeooo:rsid="000c9d46"/>
    </style:style>
    <style:style style:name="T4" style:family="text">
      <style:text-properties fo:font-weight="normal" officeooo:rsid="000c9d46" style:font-weight-asian="normal" style:font-weight-complex="normal"/>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OOP Notes for interview prep</text:p>
      <text:p text:style-name="P3">Ambika Deshmukh</text:p>
      <text:p text:style-name="P12">1. Difference between procedural and OOP languages</text:p>
      <text:p text:style-name="P5"><text:span text:style-name="T2">Procedural programming is a programming paradigm where the program is divided into </text:span><text:span text:style-name="Strong_20_Emphasis"><text:span text:style-name="T2">functions</text:span></text:span><text:span text:style-name="T2"> that operate on data.</text:span></text:p>
      <text:h text:style-name="P1" text:outline-level="3">Key Characteristics</text:h>
      <text:list text:style-name="L1">
        <text:list-item>
          <text:p text:style-name="P7">Uses functions</text:p>
        </text:list-item>
        <text:list-item>
          <text:p text:style-name="P7">Data is passed between functions</text:p>
        </text:list-item>
        <text:list-item>
          <text:p text:style-name="P7">No data hiding</text:p>
        </text:list-item>
        <text:list-item>
          <text:p text:style-name="P8">Top down approach</text:p>
        </text:list-item>
      </text:list>
      <text:p text:style-name="Text_20_body"><text:span text:style-name="T2">OOP is a programming paradigm where programs are built using </text:span><text:span text:style-name="Strong_20_Emphasis"><text:span text:style-name="T2">objects</text:span></text:span><text:span text:style-name="T2"> that contain both data and methods.</text:span></text:p>
      <text:h text:style-name="P2" text:outline-level="3">Key Characteristics</text:h>
      <text:list text:style-name="L2">
        <text:list-item>
          <text:p text:style-name="P9">Uses classes and objects</text:p>
        </text:list-item>
        <text:list-item>
          <text:p text:style-name="P9">Supports encapsulation, inheritance, polymorphism, abstraction</text:p>
        </text:list-item>
        <text:list-item>
          <text:p text:style-name="P9">Better security and structure</text:p>
        </text:list-item>
        <text:list-item>
          <text:p text:style-name="P10"><text:span text:style-name="T1">Bottom up approach</text:span></text:p>
        </text:list-item>
      </text:list>
      <text:p text:style-name="P12">2.<text:span text:style-name="T3">Difference between a class and an object</text:span></text:p>
      <text:p text:style-name="P6">Class is a blueprint for creating objects and does not exist physically, whereas an object is anything that exists physically. Class defines properties(variables) and behaviours(methods) that objects will have. Object is an instance of a class.</text:p>
      <text:p text:style-name="P11"><text:span text:style-name="Strong_20_Emphasis"><text:span text:style-name="T3">Class:</text:span></text:span><text:span text:style-name="T4"><text:line-break/>No memory until object is created</text:span></text:p>
      <text:p text:style-name="P11"><text:span text:style-name="Strong_20_Emphasis">Object:</text:span><text:line-break/>Memory allocated at runtime. <text:span text:style-name="T3">Created by JVM on heap memory.</text:span></text:p>
      <text:p text:style-name="P4">3.<text:span text:style-name="T5">New keyword in Java</text:span></text:p>
      <text:p text:style-name="P13">Key Functions of the new Keyword</text:p>
      <text:p text:style-name="P13"><text:span text:style-name="T6">Memory Allocation</text:span>: The new keyword requests the Java Virtual Machine (JVM) to allocate sufficient memory in the heap for the new object's instance variables and methods.</text:p>
      <text:p text:style-name="P13"><text:span text:style-name="T6">Constructor Invocation</text:span>: After allocating memory, the new keyword automatically calls the appropriate constructor (default or parameterized) of the class to set the initial state and values of the object's fields.</text:p>
      <text:p text:style-name="P13"><text:soft-page-break/><text:span text:style-name="T6">Returns a Reference</text:span>: The operator returns a reference (an address in memory) to the newly created object. This reference is typically stored in a reference variable of the class type to access the object's members (fields and methods). </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6T09:52:01.119729499</meta:creation-date>
    <dc:date>2026-01-16T15:04:53.722834616</dc:date>
    <meta:editing-duration>PT19M5S</meta:editing-duration>
    <meta:editing-cycles>1</meta:editing-cycles>
    <meta:generator>LibreOffice/24.2.7.2$Linux_X86_64 LibreOffice_project/420$Build-2</meta:generator>
    <meta:document-statistic meta:table-count="0" meta:image-count="0" meta:object-count="0" meta:page-count="2" meta:paragraph-count="24" meta:word-count="254" meta:character-count="1630" meta:non-whitespace-character-count="1407"/>
  </office:meta>
</office:document-meta>
</file>